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81601" calcext:value-type="float">
            <text:p><text:s text:c="3"/>181,601</text:p>
          </table:table-cell>
          <table:table-cell table:style-name="ce49" office:value-type="float" office:value="174472" calcext:value-type="float">
            <text:p><text:s text:c="3"/>174,472</text:p>
          </table:table-cell>
          <table:table-cell table:style-name="ce49" office:value-type="float" office:value="7122" calcext:value-type="float">
            <text:p><text:s text:c="3"/>7,122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70433" calcext:value-type="float">
            <text:p><text:s text:c="3"/>170,433</text:p>
          </table:table-cell>
          <table:table-cell table:style-name="ce49" office:value-type="float" office:value="4827" calcext:value-type="float">
            <text:p><text:s text:c="3"/>4,827</text:p>
          </table:table-cell>
          <table:table-cell table:style-name="ce49" office:value-type="float" office:value="6341" calcext:value-type="float">
            <text:p><text:s text:c="3"/>6,341</text:p>
          </table:table-cell>
          <table:table-cell table:style-name="ce49" office:value-type="float" office:value="178925" calcext:value-type="float">
            <text:p><text:s text:c="3"/>178,925</text:p>
          </table:table-cell>
          <table:table-cell table:style-name="ce49" office:value-type="float" office:value="787" calcext:value-type="float">
            <text:p><text:s text:c="3"/>787</text:p>
          </table:table-cell>
          <table:table-cell table:style-name="ce82" office:value-type="float" office:value="1889" calcext:value-type="float">
            <text:p><text:s text:c="3"/>1,88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93876" calcext:value-type="float">
            <text:p><text:s text:c="3"/>93,876</text:p>
          </table:table-cell>
          <table:table-cell table:style-name="ce50" office:value-type="float" office:value="90267" calcext:value-type="float">
            <text:p><text:s text:c="3"/>90,267</text:p>
          </table:table-cell>
          <table:table-cell table:style-name="ce50" office:value-type="float" office:value="3605" calcext:value-type="float">
            <text:p><text:s text:c="3"/>3,60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8218" calcext:value-type="float">
            <text:p><text:s text:c="3"/>88,218</text:p>
          </table:table-cell>
          <table:table-cell table:style-name="ce50" office:value-type="float" office:value="2451" calcext:value-type="float">
            <text:p><text:s text:c="3"/>2,451</text:p>
          </table:table-cell>
          <table:table-cell table:style-name="ce50" office:value-type="float" office:value="3207" calcext:value-type="float">
            <text:p><text:s text:c="3"/>3,207</text:p>
          </table:table-cell>
          <table:table-cell table:style-name="ce50" office:value-type="float" office:value="92465" calcext:value-type="float">
            <text:p><text:s text:c="3"/>92,465</text:p>
          </table:table-cell>
          <table:table-cell table:style-name="ce50" office:value-type="float" office:value="443" calcext:value-type="float">
            <text:p><text:s text:c="3"/>443</text:p>
          </table:table-cell>
          <table:table-cell table:style-name="ce83" office:value-type="float" office:value="968" calcext:value-type="float">
            <text:p><text:s text:c="3"/>968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87725" calcext:value-type="float">
            <text:p><text:s text:c="3"/>87,725</text:p>
          </table:table-cell>
          <table:table-cell table:style-name="ce50" office:value-type="float" office:value="84205" calcext:value-type="float">
            <text:p><text:s text:c="3"/>84,205</text:p>
          </table:table-cell>
          <table:table-cell table:style-name="ce50" office:value-type="float" office:value="3517" calcext:value-type="float">
            <text:p><text:s text:c="3"/>3,51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82215" calcext:value-type="float">
            <text:p><text:s text:c="3"/>82,215</text:p>
          </table:table-cell>
          <table:table-cell table:style-name="ce50" office:value-type="float" office:value="2376" calcext:value-type="float">
            <text:p><text:s text:c="3"/>2,376</text:p>
          </table:table-cell>
          <table:table-cell table:style-name="ce50" office:value-type="float" office:value="3134" calcext:value-type="float">
            <text:p><text:s text:c="3"/>3,134</text:p>
          </table:table-cell>
          <table:table-cell table:style-name="ce50" office:value-type="float" office:value="86460" calcext:value-type="float">
            <text:p><text:s text:c="3"/>86,460</text:p>
          </table:table-cell>
          <table:table-cell table:style-name="ce50" office:value-type="float" office:value="344" calcext:value-type="float">
            <text:p><text:s text:c="3"/>344</text:p>
          </table:table-cell>
          <table:table-cell table:style-name="ce83" office:value-type="float" office:value="921" calcext:value-type="float">
            <text:p><text:s text:c="3"/>92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913" calcext:value-type="float">
            <text:p><text:s text:c="3"/>13,913</text:p>
          </table:table-cell>
          <table:table-cell table:style-name="ce51" office:value-type="float" office:value="13360" calcext:value-type="float">
            <text:p><text:s text:c="3"/>13,360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062" calcext:value-type="float">
            <text:p><text:s text:c="3"/>13,062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3705" calcext:value-type="float">
            <text:p><text:s text:c="3"/>13,70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02" calcext:value-type="float">
            <text:p><text:s text:c="3"/>7,202</text:p>
          </table:table-cell>
          <table:table-cell table:style-name="ce52" office:value-type="float" office:value="6944" calcext:value-type="float">
            <text:p><text:s text:c="3"/>6,94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4" calcext:value-type="float">
            <text:p><text:s text:c="3"/>6,774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7090" calcext:value-type="float">
            <text:p><text:s text:c="3"/>7,09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711" calcext:value-type="float">
            <text:p><text:s text:c="3"/>6,711</text:p>
          </table:table-cell>
          <table:table-cell table:style-name="ce52" office:value-type="float" office:value="6416" calcext:value-type="float">
            <text:p><text:s text:c="3"/>6,41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615" calcext:value-type="float">
            <text:p><text:s text:c="3"/>6,6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93" calcext:value-type="float">
            <text:p><text:s text:c="3"/>16,793</text:p>
          </table:table-cell>
          <table:table-cell table:style-name="ce51" office:value-type="float" office:value="16097" calcext:value-type="float">
            <text:p><text:s text:c="3"/>16,097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800" calcext:value-type="float">
            <text:p><text:s text:c="3"/>15,800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16563" calcext:value-type="float">
            <text:p><text:s text:c="3"/>16,56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8" calcext:value-type="float">
            <text:p><text:s text:c="3"/>8,768</text:p>
          </table:table-cell>
          <table:table-cell table:style-name="ce52" office:value-type="float" office:value="8416" calcext:value-type="float">
            <text:p><text:s text:c="3"/>8,416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8654" calcext:value-type="float">
            <text:p><text:s text:c="3"/>8,65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025" calcext:value-type="float">
            <text:p><text:s text:c="3"/>8,025</text:p>
          </table:table-cell>
          <table:table-cell table:style-name="ce52" office:value-type="float" office:value="7681" calcext:value-type="float">
            <text:p><text:s text:c="3"/>7,68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55" calcext:value-type="float">
            <text:p><text:s text:c="3"/>7,55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909" calcext:value-type="float">
            <text:p><text:s text:c="3"/>7,90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057" calcext:value-type="float">
            <text:p><text:s text:c="3"/>16,057</text:p>
          </table:table-cell>
          <table:table-cell table:style-name="ce51" office:value-type="float" office:value="15412" calcext:value-type="float">
            <text:p><text:s text:c="3"/>15,412</text:p>
          </table:table-cell>
          <table:table-cell table:style-name="ce51" office:value-type="float" office:value="642" calcext:value-type="float">
            <text:p><text:s text:c="3"/>64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602" calcext:value-type="float">
            <text:p><text:s text:c="3"/>602</text:p>
          </table:table-cell>
          <table:table-cell table:style-name="ce51" office:value-type="float" office:value="15814" calcext:value-type="float">
            <text:p><text:s text:c="3"/>15,814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75" calcext:value-type="float">
            <text:p><text:s text:c="3"/>1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40" calcext:value-type="float">
            <text:p><text:s text:c="3"/>8,240</text:p>
          </table:table-cell>
          <table:table-cell table:style-name="ce52" office:value-type="float" office:value="7904" calcext:value-type="float">
            <text:p><text:s text:c="3"/>7,904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45" calcext:value-type="float">
            <text:p><text:s text:c="3"/>7,745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16" calcext:value-type="float">
            <text:p><text:s text:c="3"/>8,11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7508" calcext:value-type="float">
            <text:p><text:s text:c="3"/>7,508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04" calcext:value-type="float">
            <text:p><text:s text:c="3"/>7,304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7698" calcext:value-type="float">
            <text:p><text:s text:c="3"/>7,69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49" calcext:value-type="float">
            <text:p><text:s text:c="3"/>15,149</text:p>
          </table:table-cell>
          <table:table-cell table:style-name="ce51" office:value-type="float" office:value="14537" calcext:value-type="float">
            <text:p><text:s text:c="3"/>14,537</text:p>
          </table:table-cell>
          <table:table-cell table:style-name="ce51" office:value-type="float" office:value="612" calcext:value-type="float">
            <text:p><text:s text:c="3"/>6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253" calcext:value-type="float">
            <text:p><text:s text:c="3"/>14,253</text:p>
          </table:table-cell>
          <table:table-cell table:style-name="ce51" office:value-type="float" office:value="413" calcext:value-type="float">
            <text:p><text:s text:c="3"/>413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14904" calcext:value-type="float">
            <text:p><text:s text:c="3"/>14,904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799" calcext:value-type="float">
            <text:p><text:s text:c="3"/>7,799</text:p>
          </table:table-cell>
          <table:table-cell table:style-name="ce52" office:value-type="float" office:value="7479" calcext:value-type="float">
            <text:p><text:s text:c="3"/>7,479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71" calcext:value-type="float">
            <text:p><text:s text:c="3"/>7,371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7669" calcext:value-type="float">
            <text:p><text:s text:c="3"/>7,669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50" calcext:value-type="float">
            <text:p><text:s text:c="3"/>7,350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82" calcext:value-type="float">
            <text:p><text:s text:c="3"/>6,882</text:p>
          </table:table-cell>
          <table:table-cell table:style-name="ce52" office:value-type="float" office:value="221" calcext:value-type="float">
            <text:p><text:s text:c="3"/>221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235" calcext:value-type="float">
            <text:p><text:s text:c="3"/>7,235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  <text:p>截至5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73075" calcext:value-type="float">
            <text:p><text:s text:c="3"/>73,075</text:p>
          </table:table-cell>
          <table:table-cell table:style-name="ce49" office:value-type="float" office:value="70239" calcext:value-type="float">
            <text:p><text:s text:c="3"/>70,239</text:p>
          </table:table-cell>
          <table:table-cell table:style-name="ce49" office:value-type="float" office:value="2834" calcext:value-type="float">
            <text:p><text:s text:c="3"/>2,83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8420" calcext:value-type="float">
            <text:p><text:s text:c="3"/>68,420</text:p>
          </table:table-cell>
          <table:table-cell table:style-name="ce49" office:value-type="float" office:value="1934" calcext:value-type="float">
            <text:p><text:s text:c="3"/>1,934</text:p>
          </table:table-cell>
          <table:table-cell table:style-name="ce49" office:value-type="float" office:value="2721" calcext:value-type="float">
            <text:p><text:s text:c="3"/>2,721</text:p>
          </table:table-cell>
          <table:table-cell table:style-name="ce49" office:value-type="float" office:value="71966" calcext:value-type="float">
            <text:p><text:s text:c="3"/>71,966</text:p>
          </table:table-cell>
          <table:table-cell table:style-name="ce49" office:value-type="float" office:value="346" calcext:value-type="float">
            <text:p><text:s text:c="3"/>346</text:p>
          </table:table-cell>
          <table:table-cell table:style-name="ce82" office:value-type="float" office:value="763" calcext:value-type="float">
            <text:p><text:s text:c="3"/>76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37808" calcext:value-type="float">
            <text:p><text:s text:c="3"/>37,808</text:p>
          </table:table-cell>
          <table:table-cell table:style-name="ce50" office:value-type="float" office:value="36310" calcext:value-type="float">
            <text:p><text:s text:c="3"/>36,310</text:p>
          </table:table-cell>
          <table:table-cell table:style-name="ce50" office:value-type="float" office:value="1498" calcext:value-type="float">
            <text:p><text:s text:c="3"/>1,498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35392" calcext:value-type="float">
            <text:p><text:s text:c="3"/>35,392</text:p>
          </table:table-cell>
          <table:table-cell table:style-name="ce50" office:value-type="float" office:value="1003" calcext:value-type="float">
            <text:p><text:s text:c="3"/>1,003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0" office:value-type="float" office:value="37240" calcext:value-type="float">
            <text:p><text:s text:c="3"/>37,240</text:p>
          </table:table-cell>
          <table:table-cell table:style-name="ce50" office:value-type="float" office:value="196" calcext:value-type="float">
            <text:p><text:s text:c="3"/>196</text:p>
          </table:table-cell>
          <table:table-cell table:style-name="ce83" office:value-type="float" office:value="372" calcext:value-type="float">
            <text:p><text:s text:c="3"/>37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35267" calcext:value-type="float">
            <text:p><text:s text:c="3"/>35,267</text:p>
          </table:table-cell>
          <table:table-cell table:style-name="ce50" office:value-type="float" office:value="33929" calcext:value-type="float">
            <text:p><text:s text:c="3"/>33,929</text:p>
          </table:table-cell>
          <table:table-cell table:style-name="ce50" office:value-type="float" office:value="1336" calcext:value-type="float">
            <text:p><text:s text:c="3"/>1,33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33028" calcext:value-type="float">
            <text:p><text:s text:c="3"/>33,028</text:p>
          </table:table-cell>
          <table:table-cell table:style-name="ce50" office:value-type="float" office:value="931" calcext:value-type="float">
            <text:p><text:s text:c="3"/>931</text:p>
          </table:table-cell>
          <table:table-cell table:style-name="ce50" office:value-type="float" office:value="1308" calcext:value-type="float">
            <text:p><text:s text:c="3"/>1,308</text:p>
          </table:table-cell>
          <table:table-cell table:style-name="ce50" office:value-type="float" office:value="34726" calcext:value-type="float">
            <text:p><text:s text:c="3"/>34,726</text:p>
          </table:table-cell>
          <table:table-cell table:style-name="ce50" office:value-type="float" office:value="150" calcext:value-type="float">
            <text:p><text:s text:c="3"/>150</text:p>
          </table:table-cell>
          <table:table-cell table:style-name="ce83" office:value-type="float" office:value="391" calcext:value-type="float">
            <text:p><text:s text:c="3"/>39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39" calcext:value-type="float">
            <text:p><text:s text:c="3"/>17,139</text:p>
          </table:table-cell>
          <table:table-cell table:style-name="ce51" office:value-type="float" office:value="16459" calcext:value-type="float">
            <text:p><text:s text:c="3"/>16,459</text:p>
          </table:table-cell>
          <table:table-cell table:style-name="ce51" office:value-type="float" office:value="680" calcext:value-type="float">
            <text:p><text:s text:c="3"/>68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024" calcext:value-type="float">
            <text:p><text:s text:c="3"/>16,024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51" office:value-type="float" office:value="636" calcext:value-type="float">
            <text:p><text:s text:c="3"/>636</text:p>
          </table:table-cell>
          <table:table-cell table:style-name="ce51" office:value-type="float" office:value="16875" calcext:value-type="float">
            <text:p><text:s text:c="3"/>16,875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91" calcext:value-type="float">
            <text:p><text:s text:c="3"/>19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2" calcext:value-type="float">
            <text:p><text:s text:c="3"/>8,762</text:p>
          </table:table-cell>
          <table:table-cell table:style-name="ce52" office:value-type="float" office:value="8419" calcext:value-type="float">
            <text:p><text:s text:c="3"/>8,419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77" calcext:value-type="float">
            <text:p><text:s text:c="3"/>8,177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8634" calcext:value-type="float">
            <text:p><text:s text:c="3"/>8,63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377" calcext:value-type="float">
            <text:p><text:s text:c="3"/>8,377</text:p>
          </table:table-cell>
          <table:table-cell table:style-name="ce52" office:value-type="float" office:value="8040" calcext:value-type="float">
            <text:p><text:s text:c="3"/>8,040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847" calcext:value-type="float">
            <text:p><text:s text:c="3"/>7,847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104" calcext:value-type="float">
            <text:p><text:s text:c="3"/>10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2497" calcext:value-type="float">
            <text:p><text:s text:c="3"/>12,497</text:p>
          </table:table-cell>
          <table:table-cell table:style-name="ce51" office:value-type="float" office:value="11996" calcext:value-type="float">
            <text:p><text:s text:c="3"/>11,996</text:p>
          </table:table-cell>
          <table:table-cell table:style-name="ce51" office:value-type="float" office:value="501" calcext:value-type="float">
            <text:p><text:s text:c="3"/>50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684" calcext:value-type="float">
            <text:p><text:s text:c="3"/>11,684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476" calcext:value-type="float">
            <text:p><text:s text:c="3"/>476</text:p>
          </table:table-cell>
          <table:table-cell table:style-name="ce51" office:value-type="float" office:value="12318" calcext:value-type="float">
            <text:p><text:s text:c="3"/>12,31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475" calcext:value-type="float">
            <text:p><text:s text:c="3"/>6,475</text:p>
          </table:table-cell>
          <table:table-cell table:style-name="ce52" office:value-type="float" office:value="6204" calcext:value-type="float">
            <text:p><text:s text:c="3"/>6,204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45" calcext:value-type="float">
            <text:p><text:s text:c="3"/>6,045</text:p>
          </table:table-cell>
          <table:table-cell table:style-name="ce52" office:value-type="float" office:value="177" calcext:value-type="float">
            <text:p><text:s text:c="3"/>177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6374" calcext:value-type="float">
            <text:p><text:s text:c="3"/>6,374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022" calcext:value-type="float">
            <text:p><text:s text:c="3"/>6,022</text:p>
          </table:table-cell>
          <table:table-cell table:style-name="ce52" office:value-type="float" office:value="5792" calcext:value-type="float">
            <text:p><text:s text:c="3"/>5,792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639" calcext:value-type="float">
            <text:p><text:s text:c="3"/>5,639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style-name="ce52" office:value-type="float" office:value="223" calcext:value-type="float">
            <text:p><text:s text:c="3"/>223</text:p>
          </table:table-cell>
          <table:table-cell table:style-name="ce52" office:value-type="float" office:value="5944" calcext:value-type="float">
            <text:p><text:s text:c="3"/>5,94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567" calcext:value-type="float">
            <text:p><text:s text:c="3"/>14,567</text:p>
          </table:table-cell>
          <table:table-cell table:style-name="ce51" office:value-type="float" office:value="14008" calcext:value-type="float">
            <text:p><text:s text:c="3"/>14,008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623" calcext:value-type="float">
            <text:p><text:s text:c="3"/>13,623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554" calcext:value-type="float">
            <text:p><text:s text:c="3"/>554</text:p>
          </table:table-cell>
          <table:table-cell table:style-name="ce51" office:value-type="float" office:value="14344" calcext:value-type="float">
            <text:p><text:s text:c="3"/>14,34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84" office:value-type="float" office:value="149" calcext:value-type="float">
            <text:p><text:s text:c="3"/>14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32" calcext:value-type="float">
            <text:p><text:s text:c="3"/>7,632</text:p>
          </table:table-cell>
          <table:table-cell table:style-name="ce52" office:value-type="float" office:value="7315" calcext:value-type="float">
            <text:p><text:s text:c="3"/>7,315</text:p>
          </table:table-cell>
          <table:table-cell table:style-name="ce52" office:value-type="float" office:value="317" calcext:value-type="float">
            <text:p><text:s text:c="3"/>31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7" calcext:value-type="float">
            <text:p><text:s text:c="3"/>7,137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7521" calcext:value-type="float">
            <text:p><text:s text:c="3"/>7,521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85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935" calcext:value-type="float">
            <text:p><text:s text:c="3"/>6,935</text:p>
          </table:table-cell>
          <table:table-cell table:style-name="ce52" office:value-type="float" office:value="6693" calcext:value-type="float">
            <text:p><text:s text:c="3"/>6,693</text:p>
          </table:table-cell>
          <table:table-cell table:style-name="ce52" office:value-type="float" office:value="241" calcext:value-type="float">
            <text:p><text:s text:c="3"/>24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486" calcext:value-type="float">
            <text:p><text:s text:c="3"/>6,486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52" office:value-type="float" office:value="6823" calcext:value-type="float">
            <text:p><text:s text:c="3"/>6,82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285" calcext:value-type="float">
            <text:p><text:s text:c="3"/>14,285</text:p>
          </table:table-cell>
          <table:table-cell table:style-name="ce51" office:value-type="float" office:value="13739" calcext:value-type="float">
            <text:p><text:s text:c="3"/>13,739</text:p>
          </table:table-cell>
          <table:table-cell table:style-name="ce51" office:value-type="float" office:value="545" calcext:value-type="float">
            <text:p><text:s text:c="3"/>54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444" calcext:value-type="float">
            <text:p><text:s text:c="3"/>13,444</text:p>
          </table:table-cell>
          <table:table-cell table:style-name="ce51" office:value-type="float" office:value="330" calcext:value-type="float">
            <text:p><text:s text:c="3"/>330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4067" calcext:value-type="float">
            <text:p><text:s text:c="3"/>14,067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49" calcext:value-type="float">
            <text:p><text:s text:c="3"/>14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435" calcext:value-type="float">
            <text:p><text:s text:c="3"/>7,435</text:p>
          </table:table-cell>
          <table:table-cell table:style-name="ce52" office:value-type="float" office:value="7148" calcext:value-type="float">
            <text:p><text:s text:c="3"/>7,148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999" calcext:value-type="float">
            <text:p><text:s text:c="3"/>6,999</text:p>
          </table:table-cell>
          <table:table-cell table:style-name="ce52" office:value-type="float" office:value="169" calcext:value-type="float">
            <text:p><text:s text:c="3"/>169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319" calcext:value-type="float">
            <text:p><text:s text:c="3"/>7,319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850" calcext:value-type="float">
            <text:p><text:s text:c="3"/>6,850</text:p>
          </table:table-cell>
          <table:table-cell table:style-name="ce52" office:value-type="float" office:value="6591" calcext:value-type="float">
            <text:p><text:s text:c="3"/>6,591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445" calcext:value-type="float">
            <text:p><text:s text:c="3"/>6,445</text:p>
          </table:table-cell>
          <table:table-cell table:style-name="ce52" office:value-type="float" office:value="161" calcext:value-type="float">
            <text:p><text:s text:c="3"/>161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6748" calcext:value-type="float">
            <text:p><text:s text:c="3"/>6,74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587" calcext:value-type="float">
            <text:p><text:s text:c="3"/>14,587</text:p>
          </table:table-cell>
          <table:table-cell table:style-name="ce51" office:value-type="float" office:value="14037" calcext:value-type="float">
            <text:p><text:s text:c="3"/>14,037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645" calcext:value-type="float">
            <text:p><text:s text:c="3"/>13,645</text:p>
          </table:table-cell>
          <table:table-cell table:style-name="ce51" office:value-type="float" office:value="398" calcext:value-type="float">
            <text:p><text:s text:c="3"/>398</text:p>
          </table:table-cell>
          <table:table-cell table:style-name="ce51" office:value-type="float" office:value="544" calcext:value-type="float">
            <text:p><text:s text:c="3"/>544</text:p>
          </table:table-cell>
          <table:table-cell table:style-name="ce51" office:value-type="float" office:value="14362" calcext:value-type="float">
            <text:p><text:s text:c="3"/>14,36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84" office:value-type="float" office:value="154" calcext:value-type="float">
            <text:p><text:s text:c="3"/>15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504" calcext:value-type="float">
            <text:p><text:s text:c="3"/>7,504</text:p>
          </table:table-cell>
          <table:table-cell table:style-name="ce52" office:value-type="float" office:value="7224" calcext:value-type="float">
            <text:p><text:s text:c="3"/>7,22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034" calcext:value-type="float">
            <text:p><text:s text:c="3"/>7,034</text:p>
          </table:table-cell>
          <table:table-cell table:style-name="ce52" office:value-type="float" office:value="200" calcext:value-type="float">
            <text:p><text:s text:c="3"/>200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7392" calcext:value-type="float">
            <text:p><text:s text:c="3"/>7,392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83" calcext:value-type="float">
            <text:p><text:s text:c="3"/>7,083</text:p>
          </table:table-cell>
          <table:table-cell table:style-name="ce52" office:value-type="float" office:value="6813" calcext:value-type="float">
            <text:p><text:s text:c="3"/>6,813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11" calcext:value-type="float">
            <text:p><text:s text:c="3"/>6,611</text:p>
          </table:table-cell>
          <table:table-cell table:style-name="ce52" office:value-type="float" office:value="198" calcext:value-type="float">
            <text:p><text:s text:c="3"/>198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6970" calcext:value-type="float">
            <text:p><text:s text:c="3"/>6,970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9]&gt;0)*([.C70]=0);100;IF(([.C109]=0)*([.C70]&gt;0);-100;IF(ISERROR(([.C109]-[.C70])/[.C70]*100);0;([.C109]-[.C70])/[.C70]*100)))" office:value-type="float" office:value="-4.5290922180771" calcext:value-type="float">
            <text:p><text:s text:c="3"/>－4.53</text:p>
          </table:table-cell>
          <table:table-cell table:style-name="ce53" table:formula="of:=IF(([.D109]&gt;0)*([.D70]=0);100;IF(([.D109]=0)*([.D70]&gt;0);-100;IF(ISERROR(([.D109]-[.D70])/[.D70]*100);0;([.D109]-[.D70])/[.D70]*100)))" office:value-type="float" office:value="-4.44520081688223" calcext:value-type="float">
            <text:p><text:s text:c="3"/>－4.45</text:p>
          </table:table-cell>
          <table:table-cell table:style-name="ce53" table:formula="of:=IF(([.E109]&gt;0)*([.E70]=0);100;IF(([.E109]=0)*([.E70]&gt;0);-100;IF(ISERROR(([.E109]-[.E70])/[.E70]*100);0;([.E109]-[.E70])/[.E70]*100)))" office:value-type="float" office:value="-6.6213921901528" calcext:value-type="float">
            <text:p><text:s text:c="3"/>－6.62</text:p>
          </table:table-cell>
          <table:table-cell table:style-name="ce53" table:formula="of:=IF(([.F109]&gt;0)*([.F70]=0);100;IF(([.F109]=0)*([.F70]&gt;0);-100;IF(ISERROR(([.F109]-[.F70])/[.F70]*100);0;([.F109]-[.F70])/[.F70]*100)))" office:value-type="float" office:value="0" calcext:value-type="float">
            <text:p>－</text:p>
          </table:table-cell>
          <table:table-cell table:style-name="ce53" table:formula="of:=IF(([.G109]&gt;0)*([.G70]=0);100;IF(([.G109]=0)*([.G70]&gt;0);-100;IF(ISERROR(([.G109]-[.G70])/[.G70]*100);0;([.G109]-[.G70])/[.G70]*100)))" office:value-type="float" office:value="-4.95263304541655" calcext:value-type="float">
            <text:p><text:s text:c="3"/>－4.95</text:p>
          </table:table-cell>
          <table:table-cell table:style-name="ce53" table:formula="of:=IF(([.H109]&gt;0)*([.H70]=0);100;IF(([.H109]=0)*([.H70]&gt;0);-100;IF(ISERROR(([.H109]-[.H70])/[.H70]*100);0;([.H109]-[.H70])/[.H70]*100)))" office:value-type="float" office:value="-0.748129675810474" calcext:value-type="float">
            <text:p><text:s text:c="3"/>－0.75</text:p>
          </table:table-cell>
          <table:table-cell table:style-name="ce53" table:formula="of:=IF(([.I109]&gt;0)*([.I70]=0);100;IF(([.I109]=0)*([.I70]&gt;0);-100;IF(ISERROR(([.I109]-[.I70])/[.I70]*100);0;([.I109]-[.I70])/[.I70]*100)))" office:value-type="float" office:value="4.21455938697318" calcext:value-type="float">
            <text:p>4.21</text:p>
          </table:table-cell>
          <table:table-cell table:style-name="ce53" table:formula="of:=IF(([.J109]&gt;0)*([.J70]=0);100;IF(([.J109]=0)*([.J70]&gt;0);-100;IF(ISERROR(([.J109]-[.J70])/[.J70]*100);0;([.J109]-[.J70])/[.J70]*100)))" office:value-type="float" office:value="-4.56508738122134" calcext:value-type="float">
            <text:p><text:s text:c="3"/>－4.57</text:p>
          </table:table-cell>
          <table:table-cell table:style-name="ce53" table:formula="of:=IF(([.K109]&gt;0)*([.K70]=0);100;IF(([.K109]=0)*([.K70]&gt;0);-100;IF(ISERROR(([.K109]-[.K70])/[.K70]*100);0;([.K109]-[.K70])/[.K70]*100)))" office:value-type="float" office:value="2.89855072463768" calcext:value-type="float">
            <text:p>2.90</text:p>
          </table:table-cell>
          <table:table-cell table:style-name="ce86" table:formula="of:=IF(([.L109]&gt;0)*([.L70]=0);100;IF(([.L109]=0)*([.L70]&gt;0);-100;IF(ISERROR(([.L109]-[.L70])/[.L70]*100);0;([.L109]-[.L70])/[.L70]*100)))" office:value-type="float" office:value="-4.34782608695652" calcext:value-type="float">
            <text:p><text:s text:c="3"/>－4.35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10]&gt;0)*([.C71]=0);100;IF(([.C110]=0)*([.C71]&gt;0);-100;IF(ISERROR(([.C110]-[.C71])/[.C71]*100);0;([.C110]-[.C71])/[.C71]*100)))" office:value-type="float" office:value="-5.98847406664996" calcext:value-type="float">
            <text:p><text:s text:c="3"/>－5.99</text:p>
          </table:table-cell>
          <table:table-cell table:style-name="ce54" table:formula="of:=IF(([.D110]&gt;0)*([.D71]=0);100;IF(([.D110]=0)*([.D71]&gt;0);-100;IF(ISERROR(([.D110]-[.D71])/[.D71]*100);0;([.D110]-[.D71])/[.D71]*100)))" office:value-type="float" office:value="-5.77800965175427" calcext:value-type="float">
            <text:p><text:s text:c="3"/>－5.78</text:p>
          </table:table-cell>
          <table:table-cell table:style-name="ce54" table:formula="of:=IF(([.E110]&gt;0)*([.E71]=0);100;IF(([.E110]=0)*([.E71]&gt;0);-100;IF(ISERROR(([.E110]-[.E71])/[.E71]*100);0;([.E110]-[.E71])/[.E71]*100)))" office:value-type="float" office:value="-11.1111111111111" calcext:value-type="float">
            <text:p><text:s text:c="3"/>－11.11</text:p>
          </table:table-cell>
          <table:table-cell table:style-name="ce54" table:formula="of:=IF(([.F110]&gt;0)*([.F71]=0);100;IF(([.F110]=0)*([.F71]&gt;0);-100;IF(ISERROR(([.F110]-[.F71])/[.F71]*100);0;([.F110]-[.F71])/[.F71]*100)))" office:value-type="float" office:value="0" calcext:value-type="float">
            <text:p>－</text:p>
          </table:table-cell>
          <table:table-cell table:style-name="ce54" table:formula="of:=IF(([.G110]&gt;0)*([.G71]=0);100;IF(([.G110]=0)*([.G71]&gt;0);-100;IF(ISERROR(([.G110]-[.G71])/[.G71]*100);0;([.G110]-[.G71])/[.G71]*100)))" office:value-type="float" office:value="-6.37561559962731" calcext:value-type="float">
            <text:p><text:s text:c="3"/>－6.38</text:p>
          </table:table-cell>
          <table:table-cell table:style-name="ce54" table:formula="of:=IF(([.H110]&gt;0)*([.H71]=0);100;IF(([.H110]=0)*([.H71]&gt;0);-100;IF(ISERROR(([.H110]-[.H71])/[.H71]*100);0;([.H110]-[.H71])/[.H71]*100)))" office:value-type="float" office:value="-4.76190476190476" calcext:value-type="float">
            <text:p><text:s text:c="3"/>－4.76</text:p>
          </table:table-cell>
          <table:table-cell table:style-name="ce54" table:formula="of:=IF(([.I110]&gt;0)*([.I71]=0);100;IF(([.I110]=0)*([.I71]&gt;0);-100;IF(ISERROR(([.I110]-[.I71])/[.I71]*100);0;([.I110]-[.I71])/[.I71]*100)))" office:value-type="float" office:value="4.24710424710425" calcext:value-type="float">
            <text:p>4.25</text:p>
          </table:table-cell>
          <table:table-cell table:style-name="ce54" table:formula="of:=IF(([.J110]&gt;0)*([.J71]=0);100;IF(([.J110]=0)*([.J71]&gt;0);-100;IF(ISERROR(([.J110]-[.J71])/[.J71]*100);0;([.J110]-[.J71])/[.J71]*100)))" office:value-type="float" office:value="-5.97812261511066" calcext:value-type="float">
            <text:p><text:s text:c="3"/>－5.98</text:p>
          </table:table-cell>
          <table:table-cell table:style-name="ce54" table:formula="of:=IF(([.K110]&gt;0)*([.K71]=0);100;IF(([.K110]=0)*([.K71]&gt;0);-100;IF(ISERROR(([.K110]-[.K71])/[.K71]*100);0;([.K110]-[.K71])/[.K71]*100)))" office:value-type="float" office:value="-13.3333333333333" calcext:value-type="float">
            <text:p><text:s text:c="3"/>－13.33</text:p>
          </table:table-cell>
          <table:table-cell table:style-name="ce87" table:formula="of:=IF(([.L110]&gt;0)*([.L71]=0);100;IF(([.L110]=0)*([.L71]&gt;0);-100;IF(ISERROR(([.L110]-[.L71])/[.L71]*100);0;([.L110]-[.L71])/[.L71]*100)))" office:value-type="float" office:value="-2.66666666666667" calcext:value-type="float">
            <text:p><text:s text:c="3"/>－2.67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11]&gt;0)*([.C72]=0);100;IF(([.C111]=0)*([.C72]&gt;0);-100;IF(ISERROR(([.C111]-[.C72])/[.C72]*100);0;([.C111]-[.C72])/[.C72]*100)))" office:value-type="float" office:value="-2.93271207345484" calcext:value-type="float">
            <text:p><text:s text:c="3"/>－2.93</text:p>
          </table:table-cell>
          <table:table-cell table:style-name="ce55" table:formula="of:=IF(([.D111]&gt;0)*([.D72]=0);100;IF(([.D111]=0)*([.D72]&gt;0);-100;IF(ISERROR(([.D111]-[.D72])/[.D72]*100);0;([.D111]-[.D72])/[.D72]*100)))" office:value-type="float" office:value="-2.99017513882956" calcext:value-type="float">
            <text:p><text:s text:c="3"/>－2.99</text:p>
          </table:table-cell>
          <table:table-cell table:style-name="ce55" table:formula="of:=IF(([.E111]&gt;0)*([.E72]=0);100;IF(([.E111]=0)*([.E72]&gt;0);-100;IF(ISERROR(([.E111]-[.E72])/[.E72]*100);0;([.E111]-[.E72])/[.E72]*100)))" office:value-type="float" office:value="-1.45985401459854" calcext:value-type="float">
            <text:p><text:s text:c="3"/>－1.46</text:p>
          </table:table-cell>
          <table:table-cell table:style-name="ce55" table:formula="of:=IF(([.F111]&gt;0)*([.F72]=0);100;IF(([.F111]=0)*([.F72]&gt;0);-100;IF(ISERROR(([.F111]-[.F72])/[.F72]*100);0;([.F111]-[.F72])/[.F72]*100)))" office:value-type="float" office:value="0" calcext:value-type="float">
            <text:p>－</text:p>
          </table:table-cell>
          <table:table-cell table:style-name="ce55" table:formula="of:=IF(([.G111]&gt;0)*([.G72]=0);100;IF(([.G111]=0)*([.G72]&gt;0);-100;IF(ISERROR(([.G111]-[.G72])/[.G72]*100);0;([.G111]-[.G72])/[.G72]*100)))" office:value-type="float" office:value="-3.39032588046179" calcext:value-type="float">
            <text:p><text:s text:c="3"/>－3.39</text:p>
          </table:table-cell>
          <table:table-cell table:style-name="ce55" table:formula="of:=IF(([.H111]&gt;0)*([.H72]=0);100;IF(([.H111]=0)*([.H72]&gt;0);-100;IF(ISERROR(([.H111]-[.H72])/[.H72]*100);0;([.H111]-[.H72])/[.H72]*100)))" office:value-type="float" office:value="3.66492146596859" calcext:value-type="float">
            <text:p>3.66</text:p>
          </table:table-cell>
          <table:table-cell table:style-name="ce55" table:formula="of:=IF(([.I111]&gt;0)*([.I72]=0);100;IF(([.I111]=0)*([.I72]&gt;0);-100;IF(ISERROR(([.I111]-[.I72])/[.I72]*100);0;([.I111]-[.I72])/[.I72]*100)))" office:value-type="float" office:value="4.18250950570342" calcext:value-type="float">
            <text:p>4.18</text:p>
          </table:table-cell>
          <table:table-cell table:style-name="ce55" table:formula="of:=IF(([.J111]&gt;0)*([.J72]=0);100;IF(([.J111]=0)*([.J72]&gt;0);-100;IF(ISERROR(([.J111]-[.J72])/[.J72]*100);0;([.J111]-[.J72])/[.J72]*100)))" office:value-type="float" office:value="-3.01934047585919" calcext:value-type="float">
            <text:p><text:s text:c="3"/>－3.02</text:p>
          </table:table-cell>
          <table:table-cell table:style-name="ce55" table:formula="of:=IF(([.K111]&gt;0)*([.K72]=0);100;IF(([.K111]=0)*([.K72]&gt;0);-100;IF(ISERROR(([.K111]-[.K72])/[.K72]*100);0;([.K111]-[.K72])/[.K72]*100)))" office:value-type="float" office:value="33.3333333333333" calcext:value-type="float">
            <text:p>33.33</text:p>
          </table:table-cell>
          <table:table-cell table:style-name="ce88" table:formula="of:=IF(([.L111]&gt;0)*([.L72]=0);100;IF(([.L111]=0)*([.L72]&gt;0);-100;IF(ISERROR(([.L111]-[.L72])/[.L72]*100);0;([.L111]-[.L72])/[.L72]*100)))" office:value-type="float" office:value="-5.81395348837209" calcext:value-type="float">
            <text:p><text:s text:c="3"/>－5.81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9]&gt;0)*([.C106]=0);100;IF(([.C109]=0)*([.C106]&gt;0);-100;IF(ISERROR(([.C109]-[.C106])/[.C106]*100);0;([.C109]-[.C106])/[.C106]*100)))" office:value-type="float" office:value="2.11410570528526" calcext:value-type="float">
            <text:p>2.11</text:p>
          </table:table-cell>
          <table:table-cell table:style-name="ce56" table:formula="of:=IF(([.D109]&gt;0)*([.D106]=0);100;IF(([.D109]=0)*([.D106]&gt;0);-100;IF(ISERROR(([.D109]-[.D106])/[.D106]*100);0;([.D109]-[.D106])/[.D106]*100)))" office:value-type="float" office:value="2.16900793361962" calcext:value-type="float">
            <text:p>2.17</text:p>
          </table:table-cell>
          <table:table-cell table:style-name="ce56" table:formula="of:=IF(([.E109]&gt;0)*([.E106]=0);100;IF(([.E109]=0)*([.E106]&gt;0);-100;IF(ISERROR(([.E109]-[.E106])/[.E106]*100);0;([.E109]-[.E106])/[.E106]*100)))" office:value-type="float" office:value="0.91743119266055" calcext:value-type="float">
            <text:p>0.92</text:p>
          </table:table-cell>
          <table:table-cell table:style-name="ce56" table:formula="of:=IF(([.F109]&gt;0)*([.F106]=0);100;IF(([.F109]=0)*([.F106]&gt;0);-100;IF(ISERROR(([.F109]-[.F106])/[.F106]*100);0;([.F109]-[.F106])/[.F106]*100)))" office:value-type="float" office:value="-100" calcext:value-type="float">
            <text:p><text:s text:c="3"/>－100.00</text:p>
          </table:table-cell>
          <table:table-cell table:style-name="ce56" table:formula="of:=IF(([.G109]&gt;0)*([.G106]=0);100;IF(([.G109]=0)*([.G106]&gt;0);-100;IF(ISERROR(([.G109]-[.G106])/[.G106]*100);0;([.G109]-[.G106])/[.G106]*100)))" office:value-type="float" office:value="1.49509074680155" calcext:value-type="float">
            <text:p>1.50</text:p>
          </table:table-cell>
          <table:table-cell table:style-name="ce56" table:formula="of:=IF(([.H109]&gt;0)*([.H106]=0);100;IF(([.H109]=0)*([.H106]&gt;0);-100;IF(ISERROR(([.H109]-[.H106])/[.H106]*100);0;([.H109]-[.H106])/[.H106]*100)))" office:value-type="float" office:value="20.6060606060606" calcext:value-type="float">
            <text:p>20.61</text:p>
          </table:table-cell>
          <table:table-cell table:style-name="ce56" table:formula="of:=IF(([.I109]&gt;0)*([.I106]=0);100;IF(([.I109]=0)*([.I106]&gt;0);-100;IF(ISERROR(([.I109]-[.I106])/[.I106]*100);0;([.I109]-[.I106])/[.I106]*100)))" office:value-type="float" office:value="6.45792563600783" calcext:value-type="float">
            <text:p>6.46</text:p>
          </table:table-cell>
          <table:table-cell table:style-name="ce56" table:formula="of:=IF(([.J109]&gt;0)*([.J106]=0);100;IF(([.J109]=0)*([.J106]&gt;0);-100;IF(ISERROR(([.J109]-[.J106])/[.J106]*100);0;([.J109]-[.J106])/[.J106]*100)))" office:value-type="float" office:value="2.09710670363262" calcext:value-type="float">
            <text:p>2.10</text:p>
          </table:table-cell>
          <table:table-cell table:style-name="ce56" table:formula="of:=IF(([.K109]&gt;0)*([.K106]=0);100;IF(([.K109]=0)*([.K106]&gt;0);-100;IF(ISERROR(([.K109]-[.K106])/[.K106]*100);0;([.K109]-[.K106])/[.K106]*100)))" office:value-type="float" office:value="2.89855072463768" calcext:value-type="float">
            <text:p>2.90</text:p>
          </table:table-cell>
          <table:table-cell table:style-name="ce89" table:formula="of:=IF(([.L109]&gt;0)*([.L106]=0);100;IF(([.L109]=0)*([.L106]&gt;0);-100;IF(ISERROR(([.L109]-[.L106])/[.L106]*100);0;([.L109]-[.L106])/[.L106]*100)))" office:value-type="float" office:value="3.35570469798658" calcext:value-type="float">
            <text:p>3.36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10]&gt;0)*([.C107]=0);100;IF(([.C110]=0)*([.C107]&gt;0);-100;IF(ISERROR(([.C110]-[.C107])/[.C107]*100);0;([.C110]-[.C107])/[.C107]*100)))" office:value-type="float" office:value="0.928043039677202" calcext:value-type="float">
            <text:p>0.93</text:p>
          </table:table-cell>
          <table:table-cell table:style-name="ce54" table:formula="of:=IF(([.D110]&gt;0)*([.D107]=0);100;IF(([.D110]=0)*([.D107]&gt;0);-100;IF(ISERROR(([.D110]-[.D107])/[.D107]*100);0;([.D110]-[.D107])/[.D107]*100)))" office:value-type="float" office:value="1.06323447118075" calcext:value-type="float">
            <text:p>1.06</text:p>
          </table:table-cell>
          <table:table-cell table:style-name="ce54" table:formula="of:=IF(([.E110]&gt;0)*([.E107]=0);100;IF(([.E110]=0)*([.E107]&gt;0);-100;IF(ISERROR(([.E110]-[.E107])/[.E107]*100);0;([.E110]-[.E107])/[.E107]*100)))" office:value-type="float" office:value="-2.4390243902439" calcext:value-type="float">
            <text:p><text:s text:c="3"/>－2.44</text:p>
          </table:table-cell>
          <table:table-cell table:style-name="ce54" table:formula="of:=IF(([.F110]&gt;0)*([.F107]=0);100;IF(([.F110]=0)*([.F107]&gt;0);-100;IF(ISERROR(([.F110]-[.F107])/[.F107]*100);0;([.F110]-[.F107])/[.F107]*100)))" office:value-type="float" office:value="0" calcext:value-type="float">
            <text:p>－</text:p>
          </table:table-cell>
          <table:table-cell table:style-name="ce54" table:formula="of:=IF(([.G110]&gt;0)*([.G107]=0);100;IF(([.G110]=0)*([.G107]&gt;0);-100;IF(ISERROR(([.G110]-[.G107])/[.G107]*100);0;([.G110]-[.G107])/[.G107]*100)))" office:value-type="float" office:value="0.500071438776968" calcext:value-type="float">
            <text:p>0.50</text:p>
          </table:table-cell>
          <table:table-cell table:style-name="ce54" table:formula="of:=IF(([.H110]&gt;0)*([.H107]=0);100;IF(([.H110]=0)*([.H107]&gt;0);-100;IF(ISERROR(([.H110]-[.H107])/[.H107]*100);0;([.H110]-[.H107])/[.H107]*100)))" office:value-type="float" office:value="18.3431952662722" calcext:value-type="float">
            <text:p>18.34</text:p>
          </table:table-cell>
          <table:table-cell table:style-name="ce54" table:formula="of:=IF(([.I110]&gt;0)*([.I107]=0);100;IF(([.I110]=0)*([.I107]&gt;0);-100;IF(ISERROR(([.I110]-[.I107])/[.I107]*100);0;([.I110]-[.I107])/[.I107]*100)))" office:value-type="float" office:value="1.12359550561798" calcext:value-type="float">
            <text:p>1.12</text:p>
          </table:table-cell>
          <table:table-cell table:style-name="ce54" table:formula="of:=IF(([.J110]&gt;0)*([.J107]=0);100;IF(([.J110]=0)*([.J107]&gt;0);-100;IF(ISERROR(([.J110]-[.J107])/[.J107]*100);0;([.J110]-[.J107])/[.J107]*100)))" office:value-type="float" office:value="0.997404016942205" calcext:value-type="float">
            <text:p>1.00</text:p>
          </table:table-cell>
          <table:table-cell table:style-name="ce54" table:formula="of:=IF(([.K110]&gt;0)*([.K107]=0);100;IF(([.K110]=0)*([.K107]&gt;0);-100;IF(ISERROR(([.K110]-[.K107])/[.K107]*100);0;([.K110]-[.K107])/[.K107]*100)))" office:value-type="float" office:value="-11.3636363636364" calcext:value-type="float">
            <text:p><text:s text:c="3"/>－11.36</text:p>
          </table:table-cell>
          <table:table-cell table:style-name="ce87" table:formula="of:=IF(([.L110]&gt;0)*([.L107]=0);100;IF(([.L110]=0)*([.L107]&gt;0);-100;IF(ISERROR(([.L110]-[.L107])/[.L107]*100);0;([.L110]-[.L107])/[.L107]*100)))" office:value-type="float" office:value="1.38888888888889" calcext:value-type="float">
            <text:p>1.39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11]&gt;0)*([.C108]=0);100;IF(([.C111]=0)*([.C108]&gt;0);-100;IF(ISERROR(([.C111]-[.C108])/[.C108]*100);0;([.C111]-[.C108])/[.C108]*100)))" office:value-type="float" office:value="3.4014598540146" calcext:value-type="float">
            <text:p>3.40</text:p>
          </table:table-cell>
          <table:table-cell table:style-name="ce55" table:formula="of:=IF(([.D111]&gt;0)*([.D108]=0);100;IF(([.D111]=0)*([.D108]&gt;0);-100;IF(ISERROR(([.D111]-[.D108])/[.D108]*100);0;([.D111]-[.D108])/[.D108]*100)))" office:value-type="float" office:value="3.36822940373236" calcext:value-type="float">
            <text:p>3.37</text:p>
          </table:table-cell>
          <table:table-cell table:style-name="ce55" table:formula="of:=IF(([.E111]&gt;0)*([.E108]=0);100;IF(([.E111]=0)*([.E108]&gt;0);-100;IF(ISERROR(([.E111]-[.E108])/[.E108]*100);0;([.E111]-[.E108])/[.E108]*100)))" office:value-type="float" office:value="4.65116279069768" calcext:value-type="float">
            <text:p>4.65</text:p>
          </table:table-cell>
          <table:table-cell table:style-name="ce55" table:formula="of:=IF(([.F111]&gt;0)*([.F108]=0);100;IF(([.F111]=0)*([.F108]&gt;0);-100;IF(ISERROR(([.F111]-[.F108])/[.F108]*100);0;([.F111]-[.F108])/[.F108]*100)))" office:value-type="float" office:value="-100" calcext:value-type="float">
            <text:p><text:s text:c="3"/>－100.00</text:p>
          </table:table-cell>
          <table:table-cell table:style-name="ce55" table:formula="of:=IF(([.G111]&gt;0)*([.G108]=0);100;IF(([.G111]=0)*([.G108]&gt;0);-100;IF(ISERROR(([.G111]-[.G108])/[.G108]*100);0;([.G111]-[.G108])/[.G108]*100)))" office:value-type="float" office:value="2.57564003103181" calcext:value-type="float">
            <text:p>2.58</text:p>
          </table:table-cell>
          <table:table-cell table:style-name="ce55" table:formula="of:=IF(([.H111]&gt;0)*([.H108]=0);100;IF(([.H111]=0)*([.H108]&gt;0);-100;IF(ISERROR(([.H111]-[.H108])/[.H108]*100);0;([.H111]-[.H108])/[.H108]*100)))" office:value-type="float" office:value="22.9813664596273" calcext:value-type="float">
            <text:p>22.98</text:p>
          </table:table-cell>
          <table:table-cell table:style-name="ce55" table:formula="of:=IF(([.I111]&gt;0)*([.I108]=0);100;IF(([.I111]=0)*([.I108]&gt;0);-100;IF(ISERROR(([.I111]-[.I108])/[.I108]*100);0;([.I111]-[.I108])/[.I108]*100)))" office:value-type="float" office:value="12.2950819672131" calcext:value-type="float">
            <text:p>12.30</text:p>
          </table:table-cell>
          <table:table-cell table:style-name="ce55" table:formula="of:=IF(([.J111]&gt;0)*([.J108]=0);100;IF(([.J111]=0)*([.J108]&gt;0);-100;IF(ISERROR(([.J111]-[.J108])/[.J108]*100);0;([.J111]-[.J108])/[.J108]*100)))" office:value-type="float" office:value="3.28986366330765" calcext:value-type="float">
            <text:p>3.29</text:p>
          </table:table-cell>
          <table:table-cell table:style-name="ce55" table:formula="of:=IF(([.K111]&gt;0)*([.K108]=0);100;IF(([.K111]=0)*([.K108]&gt;0);-100;IF(ISERROR(([.K111]-[.K108])/[.K108]*100);0;([.K111]-[.K108])/[.K108]*100)))" office:value-type="float" office:value="28" calcext:value-type="float">
            <text:p>28.00</text:p>
          </table:table-cell>
          <table:table-cell table:style-name="ce88" table:formula="of:=IF(([.L111]&gt;0)*([.L108]=0);100;IF(([.L111]=0)*([.L108]&gt;0);-100;IF(ISERROR(([.L111]-[.L108])/[.L108]*100);0;([.L111]-[.L108])/[.L108]*100)))" office:value-type="float" office:value="5.1948051948052" calcext:value-type="float">
            <text:p>5.19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8年6月5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8 年 5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4587" calcext:value-type="float">
            <text:p><text:s text:c="3"/>14,587</text:p>
          </table:table-cell>
          <table:table-cell table:style-name="ce113" office:value-type="float" office:value="14037" calcext:value-type="float">
            <text:p><text:s text:c="3"/>14,037</text:p>
          </table:table-cell>
          <table:table-cell table:style-name="ce113" office:value-type="float" office:value="550" calcext:value-type="float">
            <text:p><text:s text:c="3"/>550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3645" calcext:value-type="float">
            <text:p><text:s text:c="3"/>13,645</text:p>
          </table:table-cell>
          <table:table-cell table:style-name="ce113" office:value-type="float" office:value="398" calcext:value-type="float">
            <text:p><text:s text:c="3"/>398</text:p>
          </table:table-cell>
          <table:table-cell table:style-name="ce113" office:value-type="float" office:value="544" calcext:value-type="float">
            <text:p><text:s text:c="3"/>544</text:p>
          </table:table-cell>
          <table:table-cell table:style-name="ce113" office:value-type="float" office:value="14362" calcext:value-type="float">
            <text:p><text:s text:c="3"/>14,362</text:p>
          </table:table-cell>
          <table:table-cell table:style-name="ce113" office:value-type="float" office:value="71" calcext:value-type="float">
            <text:p><text:s text:c="3"/>71</text:p>
          </table:table-cell>
          <table:table-cell table:style-name="ce127" office:value-type="float" office:value="154" calcext:value-type="float">
            <text:p><text:s text:c="3"/>154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504" calcext:value-type="float">
            <text:p><text:s text:c="3"/>7,504</text:p>
          </table:table-cell>
          <table:table-cell table:style-name="ce114" office:value-type="float" office:value="7224" calcext:value-type="float">
            <text:p><text:s text:c="3"/>7,224</text:p>
          </table:table-cell>
          <table:table-cell table:style-name="ce114" office:value-type="float" office:value="280" calcext:value-type="float">
            <text:p><text:s text:c="3"/>280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7034" calcext:value-type="float">
            <text:p><text:s text:c="3"/>7,034</text:p>
          </table:table-cell>
          <table:table-cell table:style-name="ce114" office:value-type="float" office:value="200" calcext:value-type="float">
            <text:p><text:s text:c="3"/>200</text:p>
          </table:table-cell>
          <table:table-cell table:style-name="ce114" office:value-type="float" office:value="270" calcext:value-type="float">
            <text:p><text:s text:c="3"/>270</text:p>
          </table:table-cell>
          <table:table-cell table:style-name="ce114" office:value-type="float" office:value="7392" calcext:value-type="float">
            <text:p><text:s text:c="3"/>7,392</text:p>
          </table:table-cell>
          <table:table-cell table:style-name="ce114" office:value-type="float" office:value="39" calcext:value-type="float">
            <text:p><text:s text:c="3"/>39</text:p>
          </table:table-cell>
          <table:table-cell table:style-name="ce128" office:value-type="float" office:value="73" calcext:value-type="float">
            <text:p><text:s text:c="3"/>7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083" calcext:value-type="float">
            <text:p><text:s text:c="3"/>7,083</text:p>
          </table:table-cell>
          <table:table-cell table:style-name="ce114" office:value-type="float" office:value="6813" calcext:value-type="float">
            <text:p><text:s text:c="3"/>6,813</text:p>
          </table:table-cell>
          <table:table-cell table:style-name="ce114" office:value-type="float" office:value="270" calcext:value-type="float">
            <text:p><text:s text:c="3"/>270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6611" calcext:value-type="float">
            <text:p><text:s text:c="3"/>6,611</text:p>
          </table:table-cell>
          <table:table-cell table:style-name="ce114" office:value-type="float" office:value="198" calcext:value-type="float">
            <text:p><text:s text:c="3"/>198</text:p>
          </table:table-cell>
          <table:table-cell table:style-name="ce114" office:value-type="float" office:value="274" calcext:value-type="float">
            <text:p><text:s text:c="3"/>274</text:p>
          </table:table-cell>
          <table:table-cell table:style-name="ce114" office:value-type="float" office:value="6970" calcext:value-type="float">
            <text:p><text:s text:c="3"/>6,970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29" office:value-type="float" office:value="81" calcext:value-type="float">
            <text:p><text:s text:c="3"/>8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370" calcext:value-type="float">
            <text:p><text:s text:c="3"/>2,370</text:p>
          </table:table-cell>
          <table:table-cell table:style-name="ce106" office:value-type="float" office:value="2284" calcext:value-type="float">
            <text:p><text:s text:c="3"/>2,284</text:p>
          </table:table-cell>
          <table:table-cell table:style-name="ce106" office:value-type="float" office:value="86" calcext:value-type="float">
            <text:p><text:s text:c="3"/>8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207" calcext:value-type="float">
            <text:p><text:s text:c="3"/>2,207</text:p>
          </table:table-cell>
          <table:table-cell table:style-name="ce106" office:value-type="float" office:value="86" calcext:value-type="float">
            <text:p><text:s text:c="3"/>86</text:p>
          </table:table-cell>
          <table:table-cell table:style-name="ce121" office:value-type="float" office:value="77" calcext:value-type="float">
            <text:p><text:s text:c="3"/>77</text:p>
          </table:table-cell>
          <table:table-cell table:style-name="ce113" office:value-type="float" office:value="2310" calcext:value-type="float">
            <text:p><text:s text:c="3"/>2,310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21" office:value-type="float" office:value="42" calcext:value-type="float">
            <text:p><text:s text:c="3"/>42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170" calcext:value-type="float">
            <text:p><text:s text:c="3"/>1,170</text:p>
          </table:table-cell>
          <table:table-cell table:style-name="ce107" office:value-type="float" office:value="1120" calcext:value-type="float">
            <text:p><text:s text:c="3"/>1,120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94" calcext:value-type="float">
            <text:p><text:s text:c="3"/>1,094</text:p>
          </table:table-cell>
          <table:table-cell table:style-name="ce107" office:value-type="float" office:value="41" calcext:value-type="float">
            <text:p><text:s text:c="3"/>41</text:p>
          </table:table-cell>
          <table:table-cell table:style-name="ce109" office:value-type="float" office:value="35" calcext:value-type="float">
            <text:p><text:s text:c="3"/>35</text:p>
          </table:table-cell>
          <table:table-cell table:style-name="ce114" office:value-type="float" office:value="1141" calcext:value-type="float">
            <text:p><text:s text:c="3"/>1,141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200" calcext:value-type="float">
            <text:p><text:s text:c="3"/>1,200</text:p>
          </table:table-cell>
          <table:table-cell table:style-name="ce107" office:value-type="float" office:value="1164" calcext:value-type="float">
            <text:p><text:s text:c="3"/>1,164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113" calcext:value-type="float">
            <text:p><text:s text:c="3"/>1,113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22" office:value-type="float" office:value="42" calcext:value-type="float">
            <text:p><text:s text:c="3"/>42</text:p>
          </table:table-cell>
          <table:table-cell table:style-name="ce116" office:value-type="float" office:value="1169" calcext:value-type="float">
            <text:p><text:s text:c="3"/>1,16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839" calcext:value-type="float">
            <text:p><text:s text:c="3"/>1,839</text:p>
          </table:table-cell>
          <table:table-cell table:style-name="ce106" office:value-type="float" office:value="1783" calcext:value-type="float">
            <text:p><text:s text:c="3"/>1,783</text:p>
          </table:table-cell>
          <table:table-cell table:style-name="ce106" office:value-type="float" office:value="56" calcext:value-type="float">
            <text:p><text:s text:c="3"/>5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34" calcext:value-type="float">
            <text:p><text:s text:c="3"/>1,734</text:p>
          </table:table-cell>
          <table:table-cell table:style-name="ce106" office:value-type="float" office:value="59" calcext:value-type="float">
            <text:p><text:s text:c="3"/>59</text:p>
          </table:table-cell>
          <table:table-cell table:style-name="ce121" office:value-type="float" office:value="46" calcext:value-type="float">
            <text:p><text:s text:c="3"/>46</text:p>
          </table:table-cell>
          <table:table-cell table:style-name="ce113" office:value-type="float" office:value="1802" calcext:value-type="float">
            <text:p><text:s text:c="3"/>1,802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26" calcext:value-type="float">
            <text:p><text:s text:c="3"/>26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67" calcext:value-type="float">
            <text:p><text:s text:c="3"/>967</text:p>
          </table:table-cell>
          <table:table-cell table:style-name="ce107" office:value-type="float" office:value="937" calcext:value-type="float">
            <text:p><text:s text:c="3"/>937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15" calcext:value-type="float">
            <text:p><text:s text:c="3"/>915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14" office:value-type="float" office:value="949" calcext:value-type="float">
            <text:p><text:s text:c="3"/>94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872" calcext:value-type="float">
            <text:p><text:s text:c="3"/>872</text:p>
          </table:table-cell>
          <table:table-cell table:style-name="ce107" office:value-type="float" office:value="846" calcext:value-type="float">
            <text:p><text:s text:c="3"/>846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19" calcext:value-type="float">
            <text:p><text:s text:c="3"/>819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style-name="ce116" office:value-type="float" office:value="853" calcext:value-type="float">
            <text:p><text:s text:c="3"/>85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884" calcext:value-type="float">
            <text:p><text:s text:c="3"/>1,884</text:p>
          </table:table-cell>
          <table:table-cell table:style-name="ce106" office:value-type="float" office:value="1819" calcext:value-type="float">
            <text:p><text:s text:c="3"/>1,819</text:p>
          </table:table-cell>
          <table:table-cell table:style-name="ce106" office:value-type="float" office:value="65" calcext:value-type="float">
            <text:p><text:s text:c="3"/>6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51" calcext:value-type="float">
            <text:p><text:s text:c="3"/>1,751</text:p>
          </table:table-cell>
          <table:table-cell table:style-name="ce106" office:value-type="float" office:value="41" calcext:value-type="float">
            <text:p><text:s text:c="3"/>41</text:p>
          </table:table-cell>
          <table:table-cell table:style-name="ce121" office:value-type="float" office:value="92" calcext:value-type="float">
            <text:p><text:s text:c="3"/>92</text:p>
          </table:table-cell>
          <table:table-cell table:style-name="ce113" office:value-type="float" office:value="1857" calcext:value-type="float">
            <text:p><text:s text:c="3"/>1,857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21" office:value-type="float" office:value="15" calcext:value-type="float">
            <text:p><text:s text:c="3"/>15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30" calcext:value-type="float">
            <text:p><text:s text:c="3"/>930</text:p>
          </table:table-cell>
          <table:table-cell table:style-name="ce107" office:value-type="float" office:value="894" calcext:value-type="float">
            <text:p><text:s text:c="3"/>894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64" calcext:value-type="float">
            <text:p><text:s text:c="3"/>864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style-name="ce114" office:value-type="float" office:value="915" calcext:value-type="float">
            <text:p><text:s text:c="3"/>91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54" calcext:value-type="float">
            <text:p><text:s text:c="3"/>954</text:p>
          </table:table-cell>
          <table:table-cell table:style-name="ce107" office:value-type="float" office:value="925" calcext:value-type="float">
            <text:p><text:s text:c="3"/>925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87" calcext:value-type="float">
            <text:p><text:s text:c="3"/>887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22" office:value-type="float" office:value="46" calcext:value-type="float">
            <text:p><text:s text:c="3"/>46</text:p>
          </table:table-cell>
          <table:table-cell table:style-name="ce116" office:value-type="float" office:value="942" calcext:value-type="float">
            <text:p><text:s text:c="3"/>94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748" calcext:value-type="float">
            <text:p><text:s text:c="3"/>1,748</text:p>
          </table:table-cell>
          <table:table-cell table:style-name="ce106" office:value-type="float" office:value="1684" calcext:value-type="float">
            <text:p><text:s text:c="3"/>1,684</text:p>
          </table:table-cell>
          <table:table-cell table:style-name="ce106" office:value-type="float" office:value="64" calcext:value-type="float">
            <text:p><text:s text:c="3"/>6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35" calcext:value-type="float">
            <text:p><text:s text:c="3"/>1,635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121" office:value-type="float" office:value="63" calcext:value-type="float">
            <text:p><text:s text:c="3"/>63</text:p>
          </table:table-cell>
          <table:table-cell table:style-name="ce113" office:value-type="float" office:value="1728" calcext:value-type="float">
            <text:p><text:s text:c="3"/>1,728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08" calcext:value-type="float">
            <text:p><text:s text:c="3"/>908</text:p>
          </table:table-cell>
          <table:table-cell table:style-name="ce107" office:value-type="float" office:value="874" calcext:value-type="float">
            <text:p><text:s text:c="3"/>874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47" calcext:value-type="float">
            <text:p><text:s text:c="3"/>847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style-name="ce114" office:value-type="float" office:value="898" calcext:value-type="float">
            <text:p><text:s text:c="3"/>89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40" calcext:value-type="float">
            <text:p><text:s text:c="3"/>840</text:p>
          </table:table-cell>
          <table:table-cell table:style-name="ce107" office:value-type="float" office:value="810" calcext:value-type="float">
            <text:p><text:s text:c="3"/>810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88" calcext:value-type="float">
            <text:p><text:s text:c="3"/>788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22" office:value-type="float" office:value="26" calcext:value-type="float">
            <text:p><text:s text:c="3"/>26</text:p>
          </table:table-cell>
          <table:table-cell table:style-name="ce116" office:value-type="float" office:value="830" calcext:value-type="float">
            <text:p><text:s text:c="3"/>83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941" calcext:value-type="float">
            <text:p><text:s text:c="3"/>941</text:p>
          </table:table-cell>
          <table:table-cell table:style-name="ce106" office:value-type="float" office:value="908" calcext:value-type="float">
            <text:p><text:s text:c="3"/>908</text:p>
          </table:table-cell>
          <table:table-cell table:style-name="ce106" office:value-type="float" office:value="33" calcext:value-type="float">
            <text:p><text:s text:c="3"/>3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883" calcext:value-type="float">
            <text:p><text:s text:c="3"/>883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style-name="ce113" office:value-type="float" office:value="932" calcext:value-type="float">
            <text:p><text:s text:c="3"/>932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486" calcext:value-type="float">
            <text:p><text:s text:c="3"/>486</text:p>
          </table:table-cell>
          <table:table-cell table:style-name="ce107" office:value-type="float" office:value="472" calcext:value-type="float">
            <text:p><text:s text:c="3"/>472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55" calcext:value-type="float">
            <text:p><text:s text:c="3"/>455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14" office:value-type="float" office:value="481" calcext:value-type="float">
            <text:p><text:s text:c="3"/>48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55" calcext:value-type="float">
            <text:p><text:s text:c="3"/>455</text:p>
          </table:table-cell>
          <table:table-cell table:style-name="ce107" office:value-type="float" office:value="436" calcext:value-type="float">
            <text:p><text:s text:c="3"/>436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28" calcext:value-type="float">
            <text:p><text:s text:c="3"/>42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16" office:value-type="float" office:value="451" calcext:value-type="float">
            <text:p><text:s text:c="3"/>45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613" calcext:value-type="float">
            <text:p><text:s text:c="3"/>1,613</text:p>
          </table:table-cell>
          <table:table-cell table:style-name="ce106" office:value-type="float" office:value="1547" calcext:value-type="float">
            <text:p><text:s text:c="3"/>1,547</text:p>
          </table:table-cell>
          <table:table-cell table:style-name="ce106" office:value-type="float" office:value="66" calcext:value-type="float">
            <text:p><text:s text:c="3"/>6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522" calcext:value-type="float">
            <text:p><text:s text:c="3"/>1,522</text:p>
          </table:table-cell>
          <table:table-cell table:style-name="ce106" office:value-type="float" office:value="32" calcext:value-type="float">
            <text:p><text:s text:c="3"/>32</text:p>
          </table:table-cell>
          <table:table-cell table:style-name="ce121" office:value-type="float" office:value="59" calcext:value-type="float">
            <text:p><text:s text:c="3"/>59</text:p>
          </table:table-cell>
          <table:table-cell table:style-name="ce113" office:value-type="float" office:value="1590" calcext:value-type="float">
            <text:p><text:s text:c="3"/>1,59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41" calcext:value-type="float">
            <text:p><text:s text:c="3"/>841</text:p>
          </table:table-cell>
          <table:table-cell table:style-name="ce107" office:value-type="float" office:value="811" calcext:value-type="float">
            <text:p><text:s text:c="3"/>811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95" calcext:value-type="float">
            <text:p><text:s text:c="3"/>795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114" office:value-type="float" office:value="827" calcext:value-type="float">
            <text:p><text:s text:c="3"/>82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772" calcext:value-type="float">
            <text:p><text:s text:c="3"/>772</text:p>
          </table:table-cell>
          <table:table-cell table:style-name="ce107" office:value-type="float" office:value="736" calcext:value-type="float">
            <text:p><text:s text:c="3"/>736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27" calcext:value-type="float">
            <text:p><text:s text:c="3"/>727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16" office:value-type="float" office:value="763" calcext:value-type="float">
            <text:p><text:s text:c="3"/>763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085" calcext:value-type="float">
            <text:p><text:s text:c="3"/>4,085</text:p>
          </table:table-cell>
          <table:table-cell table:style-name="ce106" office:value-type="float" office:value="3905" calcext:value-type="float">
            <text:p><text:s text:c="3"/>3,905</text:p>
          </table:table-cell>
          <table:table-cell table:style-name="ce106" office:value-type="float" office:value="180" calcext:value-type="float">
            <text:p><text:s text:c="3"/>180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816" calcext:value-type="float">
            <text:p><text:s text:c="3"/>3,816</text:p>
          </table:table-cell>
          <table:table-cell table:style-name="ce106" office:value-type="float" office:value="103" calcext:value-type="float">
            <text:p><text:s text:c="3"/>103</text:p>
          </table:table-cell>
          <table:table-cell table:style-name="ce106" office:value-type="float" office:value="166" calcext:value-type="float">
            <text:p><text:s text:c="3"/>166</text:p>
          </table:table-cell>
          <table:table-cell table:style-name="ce113" office:value-type="float" office:value="4037" calcext:value-type="float">
            <text:p><text:s text:c="3"/>4,037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21" office:value-type="float" office:value="35" calcext:value-type="float">
            <text:p><text:s text:c="3"/>35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151" calcext:value-type="float">
            <text:p><text:s text:c="3"/>2,151</text:p>
          </table:table-cell>
          <table:table-cell table:style-name="ce107" office:value-type="float" office:value="2065" calcext:value-type="float">
            <text:p><text:s text:c="3"/>2,065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016" calcext:value-type="float">
            <text:p><text:s text:c="3"/>2,016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14" office:value-type="float" office:value="2131" calcext:value-type="float">
            <text:p><text:s text:c="3"/>2,13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934" calcext:value-type="float">
            <text:p><text:s text:c="3"/>1,934</text:p>
          </table:table-cell>
          <table:table-cell table:style-name="ce107" office:value-type="float" office:value="1840" calcext:value-type="float">
            <text:p><text:s text:c="3"/>1,840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800" calcext:value-type="float">
            <text:p><text:s text:c="3"/>1,80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7" office:value-type="float" office:value="85" calcext:value-type="float">
            <text:p><text:s text:c="3"/>85</text:p>
          </table:table-cell>
          <table:table-cell table:style-name="ce116" office:value-type="float" office:value="1906" calcext:value-type="float">
            <text:p><text:s text:c="3"/>1,90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5" calcext:value-type="float">
            <text:p><text:s text:c="3"/>255</text:p>
          </table:table-cell>
          <table:table-cell table:style-name="ce110" office:value-type="float" office:value="247" calcext:value-type="float">
            <text:p><text:s text:c="3"/>247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37" calcext:value-type="float">
            <text:p><text:s text:c="3"/>23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17" office:value-type="float" office:value="251" calcext:value-type="float">
            <text:p><text:s text:c="3"/>25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1" office:value-type="float" office:value="120" calcext:value-type="float">
            <text:p><text:s text:c="3"/>12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6" calcext:value-type="float">
            <text:p><text:s text:c="3"/>11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22" calcext:value-type="float">
            <text:p><text:s text:c="3"/>12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2" calcext:value-type="float">
            <text:p><text:s text:c="3"/>132</text:p>
          </table:table-cell>
          <table:table-cell table:style-name="ce111" office:value-type="float" office:value="127" calcext:value-type="float">
            <text:p><text:s text:c="3"/>12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1" calcext:value-type="float">
            <text:p><text:s text:c="3"/>12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29" calcext:value-type="float">
            <text:p><text:s text:c="3"/>12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76" calcext:value-type="float">
            <text:p><text:s text:c="3"/>376</text:p>
          </table:table-cell>
          <table:table-cell table:style-name="ce110" office:value-type="float" office:value="357" calcext:value-type="float">
            <text:p><text:s text:c="3"/>357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46" calcext:value-type="float">
            <text:p><text:s text:c="3"/>34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366" calcext:value-type="float">
            <text:p><text:s text:c="3"/>36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2" calcext:value-type="float">
            <text:p><text:s text:c="3"/>192</text:p>
          </table:table-cell>
          <table:table-cell table:style-name="ce111" office:value-type="float" office:value="184" calcext:value-type="float">
            <text:p><text:s text:c="3"/>184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74" calcext:value-type="float">
            <text:p><text:s text:c="3"/>174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18" office:value-type="float" office:value="188" calcext:value-type="float">
            <text:p><text:s text:c="3"/>18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84" calcext:value-type="float">
            <text:p><text:s text:c="3"/>184</text:p>
          </table:table-cell>
          <table:table-cell table:style-name="ce111" office:value-type="float" office:value="173" calcext:value-type="float">
            <text:p><text:s text:c="3"/>173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72" calcext:value-type="float">
            <text:p><text:s text:c="3"/>17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78" calcext:value-type="float">
            <text:p><text:s text:c="3"/>17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20" calcext:value-type="float">
            <text:p><text:s text:c="3"/>220</text:p>
          </table:table-cell>
          <table:table-cell table:style-name="ce110" office:value-type="float" office:value="210" calcext:value-type="float">
            <text:p><text:s text:c="3"/>210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00" calcext:value-type="float">
            <text:p><text:s text:c="3"/>20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217" calcext:value-type="float">
            <text:p><text:s text:c="3"/>21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5" calcext:value-type="float">
            <text:p><text:s text:c="3"/>125</text:p>
          </table:table-cell>
          <table:table-cell table:style-name="ce111" office:value-type="float" office:value="121" calcext:value-type="float">
            <text:p><text:s text:c="3"/>12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7" calcext:value-type="float">
            <text:p><text:s text:c="3"/>11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25" calcext:value-type="float">
            <text:p><text:s text:c="3"/>12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5" calcext:value-type="float">
            <text:p><text:s text:c="3"/>95</text:p>
          </table:table-cell>
          <table:table-cell table:style-name="ce111" office:value-type="float" office:value="89" calcext:value-type="float">
            <text:p><text:s text:c="3"/>89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3" calcext:value-type="float">
            <text:p><text:s text:c="3"/>8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19" office:value-type="float" office:value="92" calcext:value-type="float">
            <text:p><text:s text:c="3"/>9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96" calcext:value-type="float">
            <text:p><text:s text:c="3"/>996</text:p>
          </table:table-cell>
          <table:table-cell table:style-name="ce110" office:value-type="float" office:value="970" calcext:value-type="float">
            <text:p><text:s text:c="3"/>970</text:p>
          </table:table-cell>
          <table:table-cell table:style-name="ce110" office:value-type="float" office:value="26" calcext:value-type="float">
            <text:p><text:s text:c="3"/>2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49" calcext:value-type="float">
            <text:p><text:s text:c="3"/>949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23" office:value-type="float" office:value="25" calcext:value-type="float">
            <text:p><text:s text:c="3"/>25</text:p>
          </table:table-cell>
          <table:table-cell table:style-name="ce117" office:value-type="float" office:value="987" calcext:value-type="float">
            <text:p><text:s text:c="3"/>98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30" calcext:value-type="float">
            <text:p><text:s text:c="3"/>530</text:p>
          </table:table-cell>
          <table:table-cell table:style-name="ce111" office:value-type="float" office:value="511" calcext:value-type="float">
            <text:p><text:s text:c="3"/>511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09" calcext:value-type="float">
            <text:p><text:s text:c="3"/>509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525" calcext:value-type="float">
            <text:p><text:s text:c="3"/>52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66" calcext:value-type="float">
            <text:p><text:s text:c="3"/>466</text:p>
          </table:table-cell>
          <table:table-cell table:style-name="ce111" office:value-type="float" office:value="459" calcext:value-type="float">
            <text:p><text:s text:c="3"/>459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40" calcext:value-type="float">
            <text:p><text:s text:c="3"/>440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style-name="ce119" office:value-type="float" office:value="462" calcext:value-type="float">
            <text:p><text:s text:c="3"/>46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25" calcext:value-type="float">
            <text:p><text:s text:c="3"/>225</text:p>
          </table:table-cell>
          <table:table-cell table:style-name="ce110" office:value-type="float" office:value="214" calcext:value-type="float">
            <text:p><text:s text:c="3"/>214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13" calcext:value-type="float">
            <text:p><text:s text:c="3"/>213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223" calcext:value-type="float">
            <text:p><text:s text:c="3"/>22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7" calcext:value-type="float">
            <text:p><text:s text:c="3"/>127</text:p>
          </table:table-cell>
          <table:table-cell table:style-name="ce111" office:value-type="float" office:value="120" calcext:value-type="float">
            <text:p><text:s text:c="3"/>120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0" calcext:value-type="float">
            <text:p><text:s text:c="3"/>12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8" calcext:value-type="float">
            <text:p><text:s text:c="3"/>98</text:p>
          </table:table-cell>
          <table:table-cell table:style-name="ce111" office:value-type="float" office:value="94" calcext:value-type="float">
            <text:p><text:s text:c="3"/>9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96" calcext:value-type="float">
            <text:p><text:s text:c="3"/>9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59" calcext:value-type="float">
            <text:p><text:s text:c="3"/>359</text:p>
          </table:table-cell>
          <table:table-cell table:style-name="ce110" office:value-type="float" office:value="342" calcext:value-type="float">
            <text:p><text:s text:c="3"/>342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5" calcext:value-type="float">
            <text:p><text:s text:c="3"/>325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23" office:value-type="float" office:value="21" calcext:value-type="float">
            <text:p><text:s text:c="3"/>21</text:p>
          </table:table-cell>
          <table:table-cell table:style-name="ce117" office:value-type="float" office:value="356" calcext:value-type="float">
            <text:p><text:s text:c="3"/>35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3" calcext:value-type="float">
            <text:p><text:s text:c="3"/>193</text:p>
          </table:table-cell>
          <table:table-cell table:style-name="ce111" office:value-type="float" office:value="184" calcext:value-type="float">
            <text:p><text:s text:c="3"/>184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0" calcext:value-type="float">
            <text:p><text:s text:c="3"/>180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91" calcext:value-type="float">
            <text:p><text:s text:c="3"/>19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6" calcext:value-type="float">
            <text:p><text:s text:c="3"/>166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5" calcext:value-type="float">
            <text:p><text:s text:c="3"/>14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19" office:value-type="float" office:value="165" calcext:value-type="float">
            <text:p><text:s text:c="3"/>16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35" calcext:value-type="float">
            <text:p><text:s text:c="3"/>235</text:p>
          </table:table-cell>
          <table:table-cell table:style-name="ce110" office:value-type="float" office:value="228" calcext:value-type="float">
            <text:p><text:s text:c="3"/>228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18" calcext:value-type="float">
            <text:p><text:s text:c="3"/>218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33" calcext:value-type="float">
            <text:p><text:s text:c="3"/>23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1" calcext:value-type="float">
            <text:p><text:s text:c="3"/>141</text:p>
          </table:table-cell>
          <table:table-cell table:style-name="ce111" office:value-type="float" office:value="139" calcext:value-type="float">
            <text:p><text:s text:c="3"/>13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1" calcext:value-type="float">
            <text:p><text:s text:c="3"/>13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40" calcext:value-type="float">
            <text:p><text:s text:c="3"/>14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4" calcext:value-type="float">
            <text:p><text:s text:c="3"/>94</text:p>
          </table:table-cell>
          <table:table-cell table:style-name="ce111" office:value-type="float" office:value="89" calcext:value-type="float">
            <text:p><text:s text:c="3"/>8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7" calcext:value-type="float">
            <text:p><text:s text:c="3"/>87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77" calcext:value-type="float">
            <text:p><text:s text:c="3"/>377</text:p>
          </table:table-cell>
          <table:table-cell table:style-name="ce110" office:value-type="float" office:value="353" calcext:value-type="float">
            <text:p><text:s text:c="3"/>353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50" calcext:value-type="float">
            <text:p><text:s text:c="3"/>350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17" office:value-type="float" office:value="373" calcext:value-type="float">
            <text:p><text:s text:c="3"/>37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86" calcext:value-type="float">
            <text:p><text:s text:c="3"/>186</text:p>
          </table:table-cell>
          <table:table-cell table:style-name="ce111" office:value-type="float" office:value="175" calcext:value-type="float">
            <text:p><text:s text:c="3"/>175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7" calcext:value-type="float">
            <text:p><text:s text:c="3"/>167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84" calcext:value-type="float">
            <text:p><text:s text:c="3"/>18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91" calcext:value-type="float">
            <text:p><text:s text:c="3"/>191</text:p>
          </table:table-cell>
          <table:table-cell table:style-name="ce111" office:value-type="float" office:value="178" calcext:value-type="float">
            <text:p><text:s text:c="3"/>178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3" calcext:value-type="float">
            <text:p><text:s text:c="3"/>18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89" calcext:value-type="float">
            <text:p><text:s text:c="3"/>18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110" office:value-type="float" office:value="104" calcext:value-type="float">
            <text:p><text:s text:c="3"/>104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9" calcext:value-type="float">
            <text:p><text:s text:c="3"/>10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12" calcext:value-type="float">
            <text:p><text:s text:c="3"/>11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3" calcext:value-type="float">
            <text:p><text:s text:c="3"/>5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56" calcext:value-type="float">
            <text:p><text:s text:c="3"/>5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14" calcext:value-type="float">
            <text:p><text:s text:c="3"/>214</text:p>
          </table:table-cell>
          <table:table-cell table:style-name="ce110" office:value-type="float" office:value="194" calcext:value-type="float">
            <text:p><text:s text:c="3"/>194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99" calcext:value-type="float">
            <text:p><text:s text:c="3"/>199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213" calcext:value-type="float">
            <text:p><text:s text:c="3"/>21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style-name="ce111" office:value-type="float" office:value="105" calcext:value-type="float">
            <text:p><text:s text:c="3"/>105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9" calcext:value-type="float">
            <text:p><text:s text:c="3"/>109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17" calcext:value-type="float">
            <text:p><text:s text:c="3"/>11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7" calcext:value-type="float">
            <text:p><text:s text:c="3"/>97</text:p>
          </table:table-cell>
          <table:table-cell table:style-name="ce111" office:value-type="float" office:value="89" calcext:value-type="float">
            <text:p><text:s text:c="3"/>89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0" calcext:value-type="float">
            <text:p><text:s text:c="3"/>90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96" calcext:value-type="float">
            <text:p><text:s text:c="3"/>9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7" calcext:value-type="float">
            <text:p><text:s text:c="3"/>87</text:p>
          </table:table-cell>
          <table:table-cell table:style-name="ce110" office:value-type="float" office:value="82" calcext:value-type="float">
            <text:p><text:s text:c="3"/>82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7" calcext:value-type="float">
            <text:p><text:s text:c="3"/>8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87" calcext:value-type="float">
            <text:p><text:s text:c="3"/>8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9" calcext:value-type="float">
            <text:p><text:s text:c="3"/>4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9" calcext:value-type="float">
            <text:p><text:s text:c="3"/>4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8" calcext:value-type="float">
            <text:p><text:s text:c="3"/>3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38" calcext:value-type="float">
            <text:p><text:s text:c="3"/>3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55" calcext:value-type="float">
            <text:p><text:s text:c="3"/>155</text:p>
          </table:table-cell>
          <table:table-cell table:style-name="ce110" office:value-type="float" office:value="152" calcext:value-type="float">
            <text:p><text:s text:c="3"/>15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43" calcext:value-type="float">
            <text:p><text:s text:c="3"/>14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152" calcext:value-type="float">
            <text:p><text:s text:c="3"/>15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74" calcext:value-type="float">
            <text:p><text:s text:c="3"/>74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69" calcext:value-type="float">
            <text:p><text:s text:c="3"/>6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72" calcext:value-type="float">
            <text:p><text:s text:c="3"/>7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1" calcext:value-type="float">
            <text:p><text:s text:c="3"/>81</text:p>
          </table:table-cell>
          <table:table-cell table:style-name="ce111" office:value-type="float" office:value="78" calcext:value-type="float">
            <text:p><text:s text:c="3"/>78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4" calcext:value-type="float">
            <text:p><text:s text:c="3"/>7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80" calcext:value-type="float">
            <text:p><text:s text:c="3"/>8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39" calcext:value-type="float">
            <text:p><text:s text:c="3"/>339</text:p>
          </table:table-cell>
          <table:table-cell table:style-name="ce110" office:value-type="float" office:value="323" calcext:value-type="float">
            <text:p><text:s text:c="3"/>323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15" calcext:value-type="float">
            <text:p><text:s text:c="3"/>315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333" calcext:value-type="float">
            <text:p><text:s text:c="3"/>33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7" calcext:value-type="float">
            <text:p><text:s text:c="3"/>167</text:p>
          </table:table-cell>
          <table:table-cell table:style-name="ce111" office:value-type="float" office:value="165" calcext:value-type="float">
            <text:p><text:s text:c="3"/>16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4" calcext:value-type="float">
            <text:p><text:s text:c="3"/>15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65" calcext:value-type="float">
            <text:p><text:s text:c="3"/>16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72" calcext:value-type="float">
            <text:p><text:s text:c="3"/>172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61" calcext:value-type="float">
            <text:p><text:s text:c="3"/>16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68" calcext:value-type="float">
            <text:p><text:s text:c="3"/>16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34" calcext:value-type="float">
            <text:p><text:s text:c="3"/>134</text:p>
          </table:table-cell>
          <table:table-cell table:style-name="ce110" office:value-type="float" office:value="129" calcext:value-type="float">
            <text:p><text:s text:c="3"/>129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25" calcext:value-type="float">
            <text:p><text:s text:c="3"/>12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134" calcext:value-type="float">
            <text:p><text:s text:c="3"/>13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65" calcext:value-type="float">
            <text:p><text:s text:c="3"/>6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70" calcext:value-type="float">
            <text:p><text:s text:c="3"/>7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4" calcext:value-type="float">
            <text:p><text:s text:c="3"/>64</text:p>
          </table:table-cell>
          <table:table-cell table:style-name="ce111" office:value-type="float" office:value="62" calcext:value-type="float">
            <text:p><text:s text:c="3"/>6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0" calcext:value-type="float">
            <text:p><text:s text:c="3"/>6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64" calcext:value-type="float">
            <text:p><text:s text:c="3"/>6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number-columns-repeated="2" table:style-name="ce106" office:value-type="float" office:value="107" calcext:value-type="float">
            <text:p><text:s text:c="3"/>107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14" office:value-type="float" office:value="97" calcext:value-type="float">
            <text:p><text:s text:c="3"/>97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13" office:value-type="float" office:value="106" calcext:value-type="float">
            <text:p><text:s text:c="3"/>10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number-columns-repeated="2" table:style-name="ce107" office:value-type="float" office:value="51" calcext:value-type="float">
            <text:p><text:s text:c="3"/>5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6" office:value-type="float" office:value="49" calcext:value-type="float">
            <text:p><text:s text:c="3"/>4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90" calcext:value-type="float">
            <text:p><text:s text:c="3"/>90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83" calcext:value-type="float">
            <text:p><text:s text:c="3"/>8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90" calcext:value-type="float">
            <text:p><text:s text:c="3"/>9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45" calcext:value-type="float">
            <text:p><text:s text:c="3"/>45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42" calcext:value-type="float">
            <text:p><text:s text:c="3"/>4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5" calcext:value-type="float">
            <text:p><text:s text:c="3"/>4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41" calcext:value-type="float">
            <text:p><text:s text:c="3"/>4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45" calcext:value-type="float">
            <text:p><text:s text:c="3"/>4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17" calcext:value-type="float">
            <text:p><text:s text:c="3"/>17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14" calcext:value-type="float">
            <text:p><text:s text:c="3"/>1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6" calcext:value-type="float">
            <text:p><text:s text:c="3"/>1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6" calcext:value-type="float">
            <text:p><text:s text:c="3"/>6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11" calcext:value-type="float">
            <text:p><text:s text:c="3"/>11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8" calcext:value-type="float">
            <text:p><text:s text:c="3"/>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8年6月5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2010" meta:object-count="0"/>
    <meta:generator>LibreOffice/5.0.6.2$Linux_X86_64 LibreOffice_project/00$Build-2</meta:generator>
  </office:meta>
</office:document-meta>
</file>